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mm"/>
    </style:style>
    <style:style style:name="co3" style:family="table-column">
      <style:table-column-properties fo:break-before="auto" style:column-width="29.76mm"/>
    </style:style>
    <style:style style:name="co4" style:family="table-column">
      <style:table-column-properties fo:break-before="auto" style:column-width="35.22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40.22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61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fo:border="0.74pt solid #000000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erialParameters" table:style-name="ta1">
        <table:shapes>
          <draw:frame draw:z-index="0" draw:style-name="gr1" draw:text-style-name="P1" svg:width="238.81mm" svg:height="106.79mm" svg:x="157.7mm" svg:y="38.63mm">
            <draw:object draw:notify-on-update-of-ranges="MaterialParameters.G3:MaterialParameters.G3 MaterialParameters.G4:MaterialParameters.G7 MaterialParameters.H3:MaterialParameters.H3 MaterialParameters.H4:MaterialParameters.H7 MaterialParameters.I3:MaterialParameters.I3 MaterialParameters.I4:MaterialParameters.I7 MaterialParameters.J3:MaterialParameters.J3 MaterialParameters.J4:MaterialParameters.J7 MaterialParameters.K3:MaterialParameters.K3 MaterialParameters.K4:MaterialParameters.K7 MaterialParameters.L3:MaterialParameters.L3 MaterialParameters.L4:MaterialParameters.L7 MaterialParameters.M3:MaterialParameters.M3 MaterialParameters.M4:MaterialParameters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Young’s Modulus [Mpa]</text:p>
          </table:table-cell>
          <table:table-cell table:style-name="ce6" office:value-type="string" calcext:value-type="string">
            <text:p>Density [kg/m3]</text:p>
          </table:table-cell>
          <table:table-cell table:style-name="ce6" office:value-type="string" calcext:value-type="string">
            <text:p>E/ρ [m^2/s^2]</text:p>
          </table:table-cell>
          <table:table-cell/>
          <table:table-cell table:style-name="ce7"/>
          <table:table-cell table:style-name="ce10" office:value-type="string" calcext:value-type="string" table:number-columns-spanned="6" table:number-rows-spanned="1">
            <text:p>Natural Frequencies [Hz]</text:p>
          </table:table-cell>
          <table:covered-table-cell table:number-columns-repeated="5" table:style-name="ce7"/>
        </table:table-row>
        <table:table-row table:style-name="ro1">
          <table:table-cell/>
          <table:table-cell table:style-name="ce7" office:value-type="string" calcext:value-type="string">
            <text:p>Steelfill</text:p>
          </table:table-cell>
          <table:table-cell table:style-name="ce8" office:value-type="float" office:value="3450" calcext:value-type="float">
            <text:p>3450</text:p>
          </table:table-cell>
          <table:table-cell table:style-name="ce7" office:value-type="float" office:value="2950" calcext:value-type="float">
            <text:p>2950</text:p>
          </table:table-cell>
          <table:table-cell table:style-name="ce9" table:formula="of:=([.C3]*1000000)/[.D3]" office:value-type="float" office:value="1169491.52542373" calcext:value-type="float">
            <text:p>1.17E+06</text:p>
          </table:table-cell>
          <table:table-cell/>
          <table:table-cell table:style-name="ce6" office:value-type="string" calcext:value-type="string">
            <text:p>Material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f3</text:p>
          </table:table-cell>
          <table:table-cell table:style-name="ce6" office:value-type="string" calcext:value-type="string">
            <text:p>f4</text:p>
          </table:table-cell>
          <table:table-cell table:style-name="ce6" office:value-type="string" calcext:value-type="string">
            <text:p>f5</text:p>
          </table:table-cell>
          <table:table-cell table:style-name="ce6" office:value-type="string" calcext:value-type="string">
            <text:p>f6</text:p>
          </table:table-cell>
        </table:table-row>
        <table:table-row table:style-name="ro1">
          <table:table-cell/>
          <table:table-cell table:style-name="ce7" office:value-type="string" calcext:value-type="string">
            <text:p>Flex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070" calcext:value-type="float">
            <text:p>1070</text:p>
          </table:table-cell>
          <table:table-cell table:style-name="ce9" table:formula="of:=([.C4]*1000000)/[.D4]" office:value-type="float" office:value="107476.635514019" calcext:value-type="float">
            <text:p>1.07E+05</text:p>
          </table:table-cell>
          <table:table-cell/>
          <table:table-cell table:style-name="ce7" office:value-type="string" calcext:value-type="string">
            <text:p>Steelfill</text:p>
          </table:table-cell>
          <table:table-cell table:style-name="ce11" office:value-type="float" office:value="198.744444437271" calcext:value-type="float">
            <text:p>199</text:p>
          </table:table-cell>
          <table:table-cell table:style-name="ce11" office:value-type="float" office:value="902.682164978374" calcext:value-type="float">
            <text:p>903</text:p>
          </table:table-cell>
          <table:table-cell table:style-name="ce11" office:value-type="float" office:value="1092.24270116795" calcext:value-type="float">
            <text:p>1092</text:p>
          </table:table-cell>
          <table:table-cell table:style-name="ce11" office:value-type="float" office:value="1216.9915698816" calcext:value-type="float">
            <text:p>1217</text:p>
          </table:table-cell>
          <table:table-cell table:style-name="ce11" office:value-type="float" office:value="3310.82527021361" calcext:value-type="float">
            <text:p>3311</text:p>
          </table:table-cell>
          <table:table-cell table:style-name="ce11" office:value-type="float" office:value="3391.17506621774" calcext:value-type="float">
            <text:p>3391</text:p>
          </table:table-cell>
        </table:table-row>
        <table:table-row table:style-name="ro1">
          <table:table-cell/>
          <table:table-cell table:style-name="ce7" office:value-type="string" calcext:value-type="string">
            <text:p>PLA</text:p>
          </table:table-cell>
          <table:table-cell table:style-name="ce7" office:value-type="float" office:value="3250" calcext:value-type="float">
            <text:p>3250</text:p>
          </table:table-cell>
          <table:table-cell table:style-name="ce7" office:value-type="float" office:value="1200" calcext:value-type="float">
            <text:p>1200</text:p>
          </table:table-cell>
          <table:table-cell table:style-name="ce9" table:formula="of:=([.C5]*1000000)/[.D5]" office:value-type="float" office:value="2708333.33333333" calcext:value-type="float">
            <text:p>2.71E+06</text:p>
          </table:table-cell>
          <table:table-cell/>
          <table:table-cell table:style-name="ce7" office:value-type="string" calcext:value-type="string">
            <text:p>Flex</text:p>
          </table:table-cell>
          <table:table-cell table:style-name="ce11" office:value-type="float" office:value="60.1792389295113" calcext:value-type="float">
            <text:p>60</text:p>
          </table:table-cell>
          <table:table-cell table:style-name="ce11" office:value-type="float" office:value="273.329559519635" calcext:value-type="float">
            <text:p>273</text:p>
          </table:table-cell>
          <table:table-cell table:style-name="ce11" office:value-type="float" office:value="330.727916129314" calcext:value-type="float">
            <text:p>331</text:p>
          </table:table-cell>
          <table:table-cell table:style-name="ce11" office:value-type="float" office:value="368.501541366409" calcext:value-type="float">
            <text:p>369</text:p>
          </table:table-cell>
          <table:table-cell table:style-name="ce11" office:value-type="float" office:value="1002.50838318759" calcext:value-type="float">
            <text:p>1003</text:p>
          </table:table-cell>
          <table:table-cell table:style-name="ce11" office:value-type="float" office:value="1026.8380420224" calcext:value-type="float">
            <text:p>1027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PLA</text:p>
          </table:table-cell>
          <table:table-cell table:style-name="ce11" office:value-type="float" office:value="302.445777802058" calcext:value-type="float">
            <text:p>302</text:p>
          </table:table-cell>
          <table:table-cell table:style-name="ce11" office:value-type="float" office:value="1373.68575858337" calcext:value-type="float">
            <text:p>1374</text:p>
          </table:table-cell>
          <table:table-cell table:style-name="ce11" office:value-type="float" office:value="1662.155280589" calcext:value-type="float">
            <text:p>1662</text:p>
          </table:table-cell>
          <table:table-cell table:style-name="ce11" office:value-type="float" office:value="1851.99601680083" calcext:value-type="float">
            <text:p>1852</text:p>
          </table:table-cell>
          <table:table-cell table:style-name="ce11" office:value-type="float" office:value="5038.35634706867" calcext:value-type="float">
            <text:p>5038</text:p>
          </table:table-cell>
          <table:table-cell table:style-name="ce11" office:value-type="float" office:value="5160.62940040428" calcext:value-type="float">
            <text:p>5161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Laminate</text:p>
          </table:table-cell>
          <table:table-cell table:style-name="ce11" office:value-type="float" office:value="154.226748775006" calcext:value-type="float">
            <text:p>154</text:p>
          </table:table-cell>
          <table:table-cell table:style-name="ce11" office:value-type="float" office:value="709.639749001435" calcext:value-type="float">
            <text:p>710</text:p>
          </table:table-cell>
          <table:table-cell table:style-name="ce11" office:value-type="float" office:value="787.575948346186" calcext:value-type="float">
            <text:p>788</text:p>
          </table:table-cell>
          <table:table-cell table:style-name="ce11" office:value-type="float" office:value="857.982141405018" calcext:value-type="float">
            <text:p>858</text:p>
          </table:table-cell>
          <table:table-cell table:style-name="ce11" office:value-type="float" office:value="2108.53271553609" calcext:value-type="float">
            <text:p>2109</text:p>
          </table:table-cell>
          <table:table-cell table:style-name="ce11" office:value-type="float" office:value="2127.11340597538" calcext:value-type="float">
            <text:p>2127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aminate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800000000" calcext:value-type="float">
            <text:p>3.80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2950" calcext:value-type="float">
            <text:p>2.95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203.712020887482" calcext:value-type="float">
            <text:p>203.712020887482</text:p>
          </table:table-cell>
          <table:table-cell table:formula="of:=([.B12]^2*SQRT(  ([.$B$2]*[.$C$7])/([.$B$3]*[.$B$4]*[.$B$5]) )/[.$B$6]^2)/(2*PI())" office:value-type="float" office:value="1018.56010443741" calcext:value-type="float">
            <text:p>1018.5601044374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276.64636698051" calcext:value-type="float">
            <text:p>1276.64636698051</text:p>
          </table:table-cell>
          <table:table-cell table:formula="of:=([.B13]^2*SQRT(  ([.$B$2]*[.$C$7])/([.$B$3]*[.$B$4]*[.$B$5]) )/[.$B$6]^2)/(2*PI())" office:value-type="float" office:value="6383.23183490255" calcext:value-type="float">
            <text:p>6383.23183490255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3573.86813336148" calcext:value-type="float">
            <text:p>3573.86813336148</text:p>
          </table:table-cell>
          <table:table-cell table:formula="of:=([.B14]^2*SQRT(  ([.$B$2]*[.$C$7])/([.$B$3]*[.$B$4]*[.$B$5]) )/[.$B$6]^2)/(2*PI())" office:value-type="float" office:value="17869.3406668074" calcext:value-type="float">
            <text:p>17869.3406668074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7004.92169556555" calcext:value-type="float">
            <text:p>7004.92169556555</text:p>
          </table:table-cell>
          <table:table-cell table:formula="of:=([.B15]^2*SQRT(  ([.$B$2]*[.$C$7])/([.$B$3]*[.$B$4]*[.$B$5]) )/[.$B$6]^2)/(2*PI())" office:value-type="float" office:value="35024.6084778278" calcext:value-type="float">
            <text:p>35024.6084778278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1579.6276223205" calcext:value-type="float">
            <text:p>11579.6276223205</text:p>
          </table:table-cell>
          <table:table-cell table:formula="of:=([.B16]^2*SQRT(  ([.$B$2]*[.$C$7])/([.$B$3]*[.$B$4]*[.$B$5]) )/[.$B$6]^2)/(2*PI())" office:value-type="float" office:value="57898.1381116025" calcext:value-type="float">
            <text:p>57898.1381116025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7298.3626965459" calcext:value-type="float">
            <text:p>17298.3626965459</text:p>
          </table:table-cell>
          <table:table-cell table:formula="of:=([.B17]^2*SQRT(  ([.$B$2]*[.$C$7])/([.$B$3]*[.$B$4]*[.$B$5]) )/[.$B$6]^2)/(2*PI())" office:value-type="float" office:value="86491.8134827294" calcext:value-type="float">
            <text:p>86491.813482729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154.226748775006" calcext:value-type="float">
            <text:p>154.2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709.639749001435" calcext:value-type="float">
            <text:p>709.6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787.575948346186" calcext:value-type="float">
            <text:p>787.58</text:p>
          </table:table-cell>
          <table:table-cell office:value-type="string" calcext:value-type="string">
            <text:p>Unique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857.982141405018" calcext:value-type="float">
            <text:p>857.98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2108.53271553609" calcext:value-type="float">
            <text:p>2108.5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2127.11340597538" calcext:value-type="float">
            <text:p>2127.11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eelfill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450000000" calcext:value-type="float">
            <text:p>3.45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2950" calcext:value-type="float">
            <text:p>2.95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194.103964760962" calcext:value-type="float">
            <text:p>194.103964760962</text:p>
          </table:table-cell>
          <table:table-cell table:formula="of:=([.B12]^2*SQRT(  ([.$B$2]*[.$C$7])/([.$B$3]*[.$B$4]*[.$B$5]) )/[.$B$6]^2)/(2*PI())" office:value-type="float" office:value="970.519823804809" calcext:value-type="float">
            <text:p>970.519823804809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216.43347480935" calcext:value-type="float">
            <text:p>1216.43347480935</text:p>
          </table:table-cell>
          <table:table-cell table:formula="of:=([.B13]^2*SQRT(  ([.$B$2]*[.$C$7])/([.$B$3]*[.$B$4]*[.$B$5]) )/[.$B$6]^2)/(2*PI())" office:value-type="float" office:value="6082.16737404675" calcext:value-type="float">
            <text:p>6082.16737404675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3405.30701721073" calcext:value-type="float">
            <text:p>3405.30701721073</text:p>
          </table:table-cell>
          <table:table-cell table:formula="of:=([.B14]^2*SQRT(  ([.$B$2]*[.$C$7])/([.$B$3]*[.$B$4]*[.$B$5]) )/[.$B$6]^2)/(2*PI())" office:value-type="float" office:value="17026.5350860536" calcext:value-type="float">
            <text:p>17026.5350860536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6674.53529755299" calcext:value-type="float">
            <text:p>6674.53529755299</text:p>
          </table:table-cell>
          <table:table-cell table:formula="of:=([.B15]^2*SQRT(  ([.$B$2]*[.$C$7])/([.$B$3]*[.$B$4]*[.$B$5]) )/[.$B$6]^2)/(2*PI())" office:value-type="float" office:value="33372.676487765" calcext:value-type="float">
            <text:p>33372.676487765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1033.4756984686" calcext:value-type="float">
            <text:p>11033.4756984686</text:p>
          </table:table-cell>
          <table:table-cell table:formula="of:=([.B16]^2*SQRT(  ([.$B$2]*[.$C$7])/([.$B$3]*[.$B$4]*[.$B$5]) )/[.$B$6]^2)/(2*PI())" office:value-type="float" office:value="55167.3784923429" calcext:value-type="float">
            <text:p>55167.3784923429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16482.4872319501" calcext:value-type="float">
            <text:p>16482.4872319501</text:p>
          </table:table-cell>
          <table:table-cell table:formula="of:=([.B17]^2*SQRT(  ([.$B$2]*[.$C$7])/([.$B$3]*[.$B$4]*[.$B$5]) )/[.$B$6]^2)/(2*PI())" office:value-type="float" office:value="82412.4361597505" calcext:value-type="float">
            <text:p>82412.4361597505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198.744444437271" calcext:value-type="float">
            <text:p>198.74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902.682164978374" calcext:value-type="float">
            <text:p>902.68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1092.24270116795" calcext:value-type="float">
            <text:p>1092.2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1216.9915698816" calcext:value-type="float">
            <text:p>1216.99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3310.82527021361" calcext:value-type="float">
            <text:p>3310.83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3391.17506621774" calcext:value-type="float">
            <text:p>3391.18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ex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115000000" calcext:value-type="float">
            <text:p>1.15E+08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1072" calcext:value-type="float">
            <text:p>1.07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58.7878252191563" calcext:value-type="float">
            <text:p>58.7878252191563</text:p>
          </table:table-cell>
          <table:table-cell table:formula="of:=([.B12]^2*SQRT(  ([.$B$2]*[.$C$7])/([.$B$3]*[.$B$4]*[.$B$5]) )/[.$B$6]^2)/(2*PI())" office:value-type="float" office:value="293.939126095781" calcext:value-type="float">
            <text:p>293.939126095781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368.418432853183" calcext:value-type="float">
            <text:p>368.418432853183</text:p>
          </table:table-cell>
          <table:table-cell table:formula="of:=([.B13]^2*SQRT(  ([.$B$2]*[.$C$7])/([.$B$3]*[.$B$4]*[.$B$5]) )/[.$B$6]^2)/(2*PI())" office:value-type="float" office:value="1842.09216426591" calcext:value-type="float">
            <text:p>1842.09216426591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1031.35757165952" calcext:value-type="float">
            <text:p>1031.35757165952</text:p>
          </table:table-cell>
          <table:table-cell table:formula="of:=([.B14]^2*SQRT(  ([.$B$2]*[.$C$7])/([.$B$3]*[.$B$4]*[.$B$5]) )/[.$B$6]^2)/(2*PI())" office:value-type="float" office:value="5156.7878582976" calcext:value-type="float">
            <text:p>5156.7878582976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2021.50128656491" calcext:value-type="float">
            <text:p>2021.50128656491</text:p>
          </table:table-cell>
          <table:table-cell table:formula="of:=([.B15]^2*SQRT(  ([.$B$2]*[.$C$7])/([.$B$3]*[.$B$4]*[.$B$5]) )/[.$B$6]^2)/(2*PI())" office:value-type="float" office:value="10107.5064328246" calcext:value-type="float">
            <text:p>10107.5064328246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3341.68362671092" calcext:value-type="float">
            <text:p>3341.68362671092</text:p>
          </table:table-cell>
          <table:table-cell table:formula="of:=([.B16]^2*SQRT(  ([.$B$2]*[.$C$7])/([.$B$3]*[.$B$4]*[.$B$5]) )/[.$B$6]^2)/(2*PI())" office:value-type="float" office:value="16708.4181335546" calcext:value-type="float">
            <text:p>16708.4181335546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4992.01332524114" calcext:value-type="float">
            <text:p>4992.01332524114</text:p>
          </table:table-cell>
          <table:table-cell table:formula="of:=([.B17]^2*SQRT(  ([.$B$2]*[.$C$7])/([.$B$3]*[.$B$4]*[.$B$5]) )/[.$B$6]^2)/(2*PI())" office:value-type="float" office:value="24960.0666262057" calcext:value-type="float">
            <text:p>24960.0666262057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60.1792389295113" calcext:value-type="float">
            <text:p>60.18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273.329559519635" calcext:value-type="float">
            <text:p>273.33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330.727916129314" calcext:value-type="float">
            <text:p>330.73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368.501541366409" calcext:value-type="float">
            <text:p>368.50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1002.50838318759" calcext:value-type="float">
            <text:p>1002.51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1026.8380420224" calcext:value-type="float">
            <text:p>1026.84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eneric_PLA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1019" table:default-cell-style-name="ce1"/>
        <table:table-row table:style-name="ro3">
          <table:table-cell table:style-name="ce2" office:value-type="string" calcext:value-type="string">
            <text:p>Parameter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</text:p>
          </table:table-cell>
          <table:table-cell table:style-name="ce3" office:value-type="float" office:value="3250000000" calcext:value-type="float">
            <text:p>3.25E+0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ho</text:p>
          </table:table-cell>
          <table:table-cell table:style-name="ce3" office:value-type="float" office:value="1200" calcext:value-type="float">
            <text:p>1.20E+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h</text:p>
          </table:table-cell>
          <table:table-cell table:style-name="ce3" office:value-type="float" office:value="0.004" calcext:value-type="float">
            <text:p>4.00E-0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</text:p>
          </table:table-cell>
          <table:table-cell table:style-name="ce3" office:value-type="float" office:value="0.06" calcext:value-type="float">
            <text:p>6.00E-0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I</text:p>
          </table:table-cell>
          <table:table-cell table:formula="of:=[.B4]*[.B5]^3*(1/12)" office:value-type="float" office:value="0.000000000106666666666667" calcext:value-type="float">
            <text:p>1.06666666666667E-10</text:p>
          </table:table-cell>
          <table:table-cell table:formula="of:=[.B5]*[.B4]^3*(1/12)" office:value-type="float" office:value="0.00000000266666666666667" calcext:value-type="float">
            <text:p>2.66666666666667E-0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Analytic Solution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2" table:number-rows-spanned="1">
            <text:p>Frequency [Hz]</text:p>
          </table:table-cell>
          <table:covered-table-cell/>
          <table:table-cell table:number-columns-repeated="1020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In-Plane</text:p>
          </table:table-cell>
          <table:table-cell table:style-name="ce2" office:value-type="string" calcext:value-type="string">
            <text:p>Out of Plane</text:p>
          </table:table-cell>
          <table:table-cell table:style-name="ce2"/>
          <table:table-cell table:number-columns-repeated="1019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.8751" calcext:value-type="float">
            <text:p>1.8751</text:p>
          </table:table-cell>
          <table:table-cell table:formula="of:=([.B12]^2*SQRT(  ([.$B$2]*[.$B$7])/([.$B$3]*[.$B$4]*[.$B$5]) )/[.$B$6]^2)/(2*PI())" office:value-type="float" office:value="295.38397075486" calcext:value-type="float">
            <text:p>295.38397075486</text:p>
          </table:table-cell>
          <table:table-cell table:formula="of:=([.B12]^2*SQRT(  ([.$B$2]*[.$C$7])/([.$B$3]*[.$B$4]*[.$B$5]) )/[.$B$6]^2)/(2*PI())" office:value-type="float" office:value="1476.9198537743" calcext:value-type="float">
            <text:p>1476.9198537743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.69409" calcext:value-type="float">
            <text:p>4.69409</text:p>
          </table:table-cell>
          <table:table-cell table:formula="of:=([.B13]^2*SQRT(  ([.$B$2]*[.$B$7])/([.$B$3]*[.$B$4]*[.$B$5]) )/[.$B$6]^2)/(2*PI())" office:value-type="float" office:value="1851.1468861072" calcext:value-type="float">
            <text:p>1851.1468861072</text:p>
          </table:table-cell>
          <table:table-cell table:formula="of:=([.B13]^2*SQRT(  ([.$B$2]*[.$C$7])/([.$B$3]*[.$B$4]*[.$B$5]) )/[.$B$6]^2)/(2*PI())" office:value-type="float" office:value="9255.73443053602" calcext:value-type="float">
            <text:p>9255.73443053602</text:p>
          </table:table-cell>
          <table:table-cell table:number-columns-repeated="102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.8539" calcext:value-type="float">
            <text:p>7.8539</text:p>
          </table:table-cell>
          <table:table-cell table:formula="of:=([.B14]^2*SQRT(  ([.$B$2]*[.$B$7])/([.$B$3]*[.$B$4]*[.$B$5]) )/[.$B$6]^2)/(2*PI())" office:value-type="float" office:value="5182.13581892477" calcext:value-type="float">
            <text:p>5182.13581892477</text:p>
          </table:table-cell>
          <table:table-cell table:formula="of:=([.B14]^2*SQRT(  ([.$B$2]*[.$C$7])/([.$B$3]*[.$B$4]*[.$B$5]) )/[.$B$6]^2)/(2*PI())" office:value-type="float" office:value="25910.6790946238" calcext:value-type="float">
            <text:p>25910.6790946238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.99557" calcext:value-type="float">
            <text:p>10.99557</text:p>
          </table:table-cell>
          <table:table-cell table:formula="of:=([.B15]^2*SQRT(  ([.$B$2]*[.$B$7])/([.$B$3]*[.$B$4]*[.$B$5]) )/[.$B$6]^2)/(2*PI())" office:value-type="float" office:value="10157.1894297091" calcext:value-type="float">
            <text:p>10157.1894297091</text:p>
          </table:table-cell>
          <table:table-cell table:formula="of:=([.B15]^2*SQRT(  ([.$B$2]*[.$C$7])/([.$B$3]*[.$B$4]*[.$B$5]) )/[.$B$6]^2)/(2*PI())" office:value-type="float" office:value="50785.9471485456" calcext:value-type="float">
            <text:p>50785.9471485456</text:p>
          </table:table-cell>
          <table:table-cell table:number-columns-repeated="1020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4.1372" calcext:value-type="float">
            <text:p>14.1372</text:p>
          </table:table-cell>
          <table:table-cell table:formula="of:=([.B16]^2*SQRT(  ([.$B$2]*[.$B$7])/([.$B$3]*[.$B$4]*[.$B$5]) )/[.$B$6]^2)/(2*PI())" office:value-type="float" office:value="16790.5476173785" calcext:value-type="float">
            <text:p>16790.5476173785</text:p>
          </table:table-cell>
          <table:table-cell table:formula="of:=([.B16]^2*SQRT(  ([.$B$2]*[.$C$7])/([.$B$3]*[.$B$4]*[.$B$5]) )/[.$B$6]^2)/(2*PI())" office:value-type="float" office:value="83952.7380868927" calcext:value-type="float">
            <text:p>83952.7380868927</text:p>
          </table:table-cell>
          <table:table-cell table:number-columns-repeated="1020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7.279" calcext:value-type="float">
            <text:p>17.279</text:p>
          </table:table-cell>
          <table:table-cell table:formula="of:=([.B17]^2*SQRT(  ([.$B$2]*[.$B$7])/([.$B$3]*[.$B$4]*[.$B$5]) )/[.$B$6]^2)/(2*PI())" office:value-type="float" office:value="25082.7567200156" calcext:value-type="float">
            <text:p>25082.7567200156</text:p>
          </table:table-cell>
          <table:table-cell table:formula="of:=([.B17]^2*SQRT(  ([.$B$2]*[.$C$7])/([.$B$3]*[.$B$4]*[.$B$5]) )/[.$B$6]^2)/(2*PI())" office:value-type="float" office:value="125413.783600078" calcext:value-type="float">
            <text:p>125413.78360007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2" office:value-type="string" calcext:value-type="string">
            <text:p>Solutions from Elmer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 [Hz]</text:p>
          </table:table-cell>
          <table:table-cell table:style-name="ce2" office:value-type="string" calcext:value-type="string">
            <text:p>Mode Ty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float" office:value="302.445777802058" calcext:value-type="float">
            <text:p>302.45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float" office:value="1373.68575858337" calcext:value-type="float">
            <text:p>1373.69</text:p>
          </table:table-cell>
          <table:table-cell office:value-type="string" calcext:value-type="string">
            <text:p>Out-Of-Plane Bending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4" office:value-type="float" office:value="1662.155280589" calcext:value-type="float">
            <text:p>1662.16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4" office:value-type="float" office:value="1851.99601680083" calcext:value-type="float">
            <text:p>1852.00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" office:value-type="float" office:value="5038.35634706867" calcext:value-type="float">
            <text:p>5038.36</text:p>
          </table:table-cell>
          <table:table-cell office:value-type="string" calcext:value-type="string">
            <text:p>In-Plane Bending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float" office:value="5160.62940040428" calcext:value-type="float">
            <text:p>5160.63</text:p>
          </table:table-cell>
          <table:table-cell office:value-type="string" calcext:value-type="string">
            <text:p>Torsional</text:p>
          </table:table-cell>
          <table:table-cell table:number-columns-repeated="1021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creation-date>2018-06-06T22:06:09Z</meta:creation-date>
    <dc:date>2018-07-19T16:36:33.774145833</dc:date>
    <meta:editing-cycles>5</meta:editing-cycles>
    <meta:editing-duration>PT20M9S</meta:editing-duration>
    <meta:document-statistic meta:table-count="5" meta:cell-count="3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82cm" svg:height="10.68cm" xlink:href=".." xlink:type="simple" chart:class="chart:bar" chart:style-name="ch1">
        <chart:title svg:x="7.955cm" svg:y="0.348cm" chart:style-name="ch2">
          <text:p>Natural Frequency Profiles for Samples</text:p>
        </chart:title>
        <chart:legend chart:legend-position="end" svg:x="22.836cm" svg:y="4.033cm" style:legend-expansion="high" chart:style-name="ch3"/>
        <chart:plot-area chart:style-name="ch4" table:cell-range-address="MaterialParameters.G3:MaterialParameters.M7" chart:data-source-has-labels="both" svg:x="0.639cm" svg:y="0.261cm" svg:width="20.876cm" svg:height="10.116cm">
          <chartooo:coordinate-region svg:x="1.631cm" svg:y="0.421cm" svg:width="19.884cm" svg:height="9.388cm"/>
          <chart:axis chart:dimension="x" chart:name="primary-x" chart:style-name="ch5" chartooo:axis-type="auto">
            <chartooo:date-scale/>
            <chart:title svg:x="10.464cm" svg:y="10.172cm" chart:style-name="ch6">
              <text:p>Sample</text:p>
            </chart:title>
            <chart:categories table:cell-range-address="MaterialParameters.G4:MaterialParameters.G7"/>
          </chart:axis>
          <chart:axis chart:dimension="y" chart:name="primary-y" chart:style-name="ch7">
            <chart:title svg:x="0cm" svg:y="7.155cm" chart:style-name="ch8">
              <text:p>Frequency [Hz]</text:p>
            </chart:title>
            <chart:grid chart:style-name="ch9" chart:class="major"/>
          </chart:axis>
          <chart:series chart:style-name="ch10" chart:values-cell-range-address="MaterialParameters.H4:MaterialParameters.H7" chart:label-cell-address="MaterialParameters.H3:MaterialParameters.H3" chart:class="chart:bar">
            <chart:data-point chart:repeated="4"/>
          </chart:series>
          <chart:series chart:style-name="ch11" chart:values-cell-range-address="MaterialParameters.I4:MaterialParameters.I7" chart:label-cell-address="MaterialParameters.I3:MaterialParameters.I3" chart:class="chart:bar">
            <chart:data-point chart:repeated="4"/>
          </chart:series>
          <chart:series chart:style-name="ch12" chart:values-cell-range-address="MaterialParameters.J4:MaterialParameters.J7" chart:label-cell-address="MaterialParameters.J3:MaterialParameters.J3" chart:class="chart:bar">
            <chart:data-point chart:repeated="4"/>
          </chart:series>
          <chart:series chart:style-name="ch13" chart:values-cell-range-address="MaterialParameters.K4:MaterialParameters.K7" chart:label-cell-address="MaterialParameters.K3:MaterialParameters.K3" chart:class="chart:bar">
            <chart:data-point chart:repeated="4"/>
          </chart:series>
          <chart:series chart:style-name="ch14" chart:values-cell-range-address="MaterialParameters.L4:MaterialParameters.L7" chart:label-cell-address="MaterialParameters.L3:MaterialParameters.L3" chart:class="chart:bar">
            <chart:data-point chart:repeated="4"/>
          </chart:series>
          <chart:series chart:style-name="ch15" chart:values-cell-range-address="MaterialParameters.M4:MaterialParameters.M7" chart:label-cell-address="MaterialParameters.M3:MaterialParameters.M3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MaterialParameters.H3:MaterialParameters.H3</svg:desc>
                </draw:g>
              </table:table-cell>
              <table:table-cell office:value-type="string">
                <text:p>f2</text:p>
                <draw:g>
                  <svg:desc>MaterialParameters.I3:MaterialParameters.I3</svg:desc>
                </draw:g>
              </table:table-cell>
              <table:table-cell office:value-type="string">
                <text:p>f3</text:p>
                <draw:g>
                  <svg:desc>MaterialParameters.J3:MaterialParameters.J3</svg:desc>
                </draw:g>
              </table:table-cell>
              <table:table-cell office:value-type="string">
                <text:p>f4</text:p>
                <draw:g>
                  <svg:desc>MaterialParameters.K3:MaterialParameters.K3</svg:desc>
                </draw:g>
              </table:table-cell>
              <table:table-cell office:value-type="string">
                <text:p>f5</text:p>
                <draw:g>
                  <svg:desc>MaterialParameters.L3:MaterialParameters.L3</svg:desc>
                </draw:g>
              </table:table-cell>
              <table:table-cell office:value-type="string">
                <text:p>f6</text:p>
                <draw:g>
                  <svg:desc>MaterialParameters.M3:MaterialParameters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eelfill</text:p>
                <draw:g>
                  <svg:desc>MaterialParameters.G4:MaterialParameters.G7</svg:desc>
                </draw:g>
              </table:table-cell>
              <table:table-cell office:value-type="float" office:value="198.744444437271">
                <text:p>198.744444437271</text:p>
                <draw:g>
                  <svg:desc>MaterialParameters.H4:MaterialParameters.H7</svg:desc>
                </draw:g>
              </table:table-cell>
              <table:table-cell office:value-type="float" office:value="902.682164978374">
                <text:p>902.682164978374</text:p>
                <draw:g>
                  <svg:desc>MaterialParameters.I4:MaterialParameters.I7</svg:desc>
                </draw:g>
              </table:table-cell>
              <table:table-cell office:value-type="float" office:value="1092.24270116795">
                <text:p>1092.24270116795</text:p>
                <draw:g>
                  <svg:desc>MaterialParameters.J4:MaterialParameters.J7</svg:desc>
                </draw:g>
              </table:table-cell>
              <table:table-cell office:value-type="float" office:value="1216.9915698816">
                <text:p>1216.9915698816</text:p>
                <draw:g>
                  <svg:desc>MaterialParameters.K4:MaterialParameters.K7</svg:desc>
                </draw:g>
              </table:table-cell>
              <table:table-cell office:value-type="float" office:value="3310.82527021361">
                <text:p>3310.82527021361</text:p>
                <draw:g>
                  <svg:desc>MaterialParameters.L4:MaterialParameters.L7</svg:desc>
                </draw:g>
              </table:table-cell>
              <table:table-cell office:value-type="float" office:value="3391.17506621774">
                <text:p>3391.17506621774</text:p>
                <draw:g>
                  <svg:desc>MaterialParameters.M4:MaterialParameters.M7</svg:desc>
                </draw:g>
              </table:table-cell>
            </table:table-row>
            <table:table-row>
              <table:table-cell office:value-type="string">
                <text:p>Flex</text:p>
              </table:table-cell>
              <table:table-cell office:value-type="float" office:value="60.1792389295113">
                <text:p>60.1792389295113</text:p>
              </table:table-cell>
              <table:table-cell office:value-type="float" office:value="273.329559519635">
                <text:p>273.329559519635</text:p>
              </table:table-cell>
              <table:table-cell office:value-type="float" office:value="330.727916129314">
                <text:p>330.727916129314</text:p>
              </table:table-cell>
              <table:table-cell office:value-type="float" office:value="368.501541366409">
                <text:p>368.501541366409</text:p>
              </table:table-cell>
              <table:table-cell office:value-type="float" office:value="1002.50838318759">
                <text:p>1002.50838318759</text:p>
              </table:table-cell>
              <table:table-cell office:value-type="float" office:value="1026.8380420224">
                <text:p>1026.8380420224</text:p>
              </table:table-cell>
            </table:table-row>
            <table:table-row>
              <table:table-cell office:value-type="string">
                <text:p>PLA</text:p>
              </table:table-cell>
              <table:table-cell office:value-type="float" office:value="302.445777802058">
                <text:p>302.445777802058</text:p>
              </table:table-cell>
              <table:table-cell office:value-type="float" office:value="1373.68575858337">
                <text:p>1373.68575858337</text:p>
              </table:table-cell>
              <table:table-cell office:value-type="float" office:value="1662.155280589">
                <text:p>1662.155280589</text:p>
              </table:table-cell>
              <table:table-cell office:value-type="float" office:value="1851.99601680083">
                <text:p>1851.99601680083</text:p>
              </table:table-cell>
              <table:table-cell office:value-type="float" office:value="5038.35634706867">
                <text:p>5038.35634706867</text:p>
              </table:table-cell>
              <table:table-cell office:value-type="float" office:value="5160.62940040428">
                <text:p>5160.62940040428</text:p>
              </table:table-cell>
            </table:table-row>
            <table:table-row>
              <table:table-cell office:value-type="string">
                <text:p>Laminate</text:p>
              </table:table-cell>
              <table:table-cell office:value-type="float" office:value="154.226748775006">
                <text:p>154.226748775006</text:p>
              </table:table-cell>
              <table:table-cell office:value-type="float" office:value="709.639749001435">
                <text:p>709.639749001435</text:p>
              </table:table-cell>
              <table:table-cell office:value-type="float" office:value="787.575948346186">
                <text:p>787.575948346186</text:p>
              </table:table-cell>
              <table:table-cell office:value-type="float" office:value="857.982141405018">
                <text:p>857.982141405018</text:p>
              </table:table-cell>
              <table:table-cell office:value-type="float" office:value="2108.53271553609">
                <text:p>2108.53271553609</text:p>
              </table:table-cell>
              <table:table-cell office:value-type="float" office:value="2127.11340597538">
                <text:p>2127.11340597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